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Bol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Standard" style:list-style-name="L1"/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anguage Forge - The Big Picture</text:h>
      <text:p text:style-name="Standard">An emerging trend in language software tools is to allow collaboration between team members who are together, or apart. <text:s/>This collaboration is made available using both on-line technologies, such as the internet, and off-line technologies, such as transfer using USB keys. <text:s/>These tools suit team members who are highly engaged in the project. <text:s/>These tools are currently exclusively desktop tools requiring installation on the users computer.</text:p>
      <text:p text:style-name="Standard">These tools, while appropriate for users highly engaged in a language project, are less convenient for those that wish to have a smaller part-time involvement in a project. <text:s/>For occasional use web 2.0 provides an easier entry for new contributors</text:p>
      <text:p text:style-name="Standard">The primary aim of <text:span text:style-name="Emphasis">languageforge.org</text:span> is to provide a means for the crowd to contribute to language projects engaging in a meaningful way with other members of the language team.</text:p>
      <text:p text:style-name="Standard"/>
      <text:p text:style-name="Standard">(The caution!!)</text:p>
      <text:p text:style-name="Standard">In providing web based tools we are careful to work with the existing sof</text:p>
      <text:h text:style-name="Heading_20_2" text:outline-level="2">Purpose? <text:s/>The Big Audacious Goal</text:h>
      <text:p text:style-name="Standard">In developing <text:span text:style-name="Emphasis">languageforge.org</text:span> we hope to engage the crowd in participating in a wide range of <text:s/>language project activities using modern web based software tools. <text:s/>Some examples of activities that could be provided by <text:span text:style-name="Emphasis">languageforge.org</text:span> include:</text:p>
      <text:list xml:id="list32140783" text:style-name="L1">
        <text:list-item>
          <text:p text:style-name="P3">Dictionary development. <text:s/>Adding new words, or definitions to existing words. <text:s/>Reviewing existing content.</text:p>
        </text:list-item>
        <text:list-item>
          <text:p text:style-name="P3">Scripture translation: <text:s/>Drafting new translations. <text:s/>Back translations. <text:s/>Consultant checks. <text:s/>Reviews.</text:p>
        </text:list-item>
        <text:list-item>
          <text:p text:style-name="P3">Stories or Texts: <text:s/>Inter-linearizing texts.</text:p>
        </text:list-item>
        <text:list-item>
          <text:p text:style-name="P3">Media: <text:s/>Contributing audio, images, video or other media to the project</text:p>
        </text:list-item>
        <text:list-item>
          <text:p text:style-name="P3">Language Documentation: Recording speech. <text:s/>Careful speech. <text:s/>Transcription of audio.</text:p>
        </text:list-item>
      </text:list>
      <text:p text:style-name="Standard">In essence languageforge.org is a working site. <text:s/>A site that provides online tools enabling community members to contribute to language products that benefit the community. </text:p>
      <text:h text:style-name="Heading_20_2" text:outline-level="2"/>
      <text:h text:style-name="P5" text:outline-level="2">Who is LF for?</text:h>
      <text:p text:style-name="Standard">It's tempting to say that <text:span text:style-name="Emphasis">languageforge.org</text:span> is for everybody! <text:s/>But that is unrealistic, and unachievable. <text:s/>At best languageforge.org will only have appeal to those that identify in some way with a language community and are sufficiently motivated to contribute. <text:s/>These two aspects are very important when considering what strategies we use to engage this <text:s/>segment of the global population.</text:p>
      <text:p text:style-name="Standard">1. Those that identify with a language.</text:p>
      <text:p text:style-name="Standard"/>
      <text:p text:style-name="Standard"/>
      <text:p text:style-name="Standard">2. Those that are sufficiently motivated.</text:p>
      <text:p text:style-name="Standard"/>
      <text:p text:style-name="Standard">Aside:</text:p>
      <text:p text:style-name="Standard">In a business context a friend once told me that if you're not selling a commodity then your biggest expense will be the cost of sales, the cost of reaching clients that will purchase from you. <text:s/>I have found that to be true! <text:s/>In the context of <text:span text:style-name="Emphasis">languageforge.org</text:span> this translates to the greatest challenge is to reach and engage the crowd.</text:p>
      <text:h text:style-name="P4" text:outline-level="2">A Cautionary Note:</text:h>
      <text:p text:style-name="Standard">By its very nature a web application engages users almost exclusively via the web; an on-line experience. <text:s/>Many community members, and SIL field linguists do not have ready access to a reasonable on-line service. <text:s/>In delivering a web base solution we need to take care not to marginalize these important language community members.</text:p>
      <text:p text:style-name="Standard">One strategy to call out in the implementation is the use of standardized file formats and Chorus collaboration technology as the underlying data store used in languageforge.org. <text:s/>This makes the web application compatible with existing field software such as Fieldworks Language Explorer and WeSay.</text:p>
      <text:h text:style-name="Heading_20_2" text:outline-level="2"/>
      <text:h text:style-name="P5" text:outline-level="2">Reality and the Minimum Acceptable Deliverable (MAD)</text:h>
      <text:p text:style-name="Text_20_body">The web enables us to ship software, direct to all users by simply updating the software on the server. <text:s/>Therefore web software can easily ship early, and offer frequent updates. <text:s/>Web software can start with a minimal, though still useful, offering and then continue to provide regular improvements.</text:p>
      <text:p text:style-name="Text_20_body">The initial scope of languageforge.org is to provide activities relating to the development of a dictionary:</text:p>
      <text:list xml:id="list32137270" text:style-name="L2">
        <text:list-item>
          <text:p text:style-name="P1">Contribute new words to the dictionary.</text:p>
        </text:list-item>
        <text:list-item>
          <text:p text:style-name="P1">Contribute definitions to the dictionary.</text:p>
        </text:list-item>
        <text:list-item>
          <text:p text:style-name="P1">Review of dictionary entries.</text:p>
        </text:list-item>
        <text:list-item>
          <text:p text:style-name="P1">Comment on dictionary entries.</text:p>
        </text:list-item>
      </text:list>
      <text:p text:style-name="Text_20_body">Several infrastructure features are required to support this:</text:p>
      <text:list xml:id="list32145176" text:style-name="L3">
        <text:list-item>
          <text:p text:style-name="P2">Creation and management of community groups</text:p>
        </text:list-item>
        <text:list-item>
          <text:p text:style-name="P2">Creation and management of dictionary projects</text:p>
        </text:list-item>
        <text:list-item>
          <text:p text:style-name="P2">Creation and management of users / passwords and so on.</text:p>
        </text:list-item>
        <text:list-item>
          <text:p text:style-name="P2">Hosting of language data repositories.</text:p>
        </text:list-item>
      </text:list>
      <text:p text:style-name="Text_20_body"/>
      <text:p text:style-name="Standard">This initial phase is expected to take 6 – 9 months to deliver.</text:p>
      <text:p text:style-name="Standard"/>
      <text:p text:style-name="Standard">To reach the crowd we propose to a start with those that are already immediately engaged in language projects; the SIL linguist, and their teams. <text:s/>These individuals often work apart to some degree, and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Bol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line-height="130%"/>
      <style:text-properties style:font-name="Georgia" fo:font-size="12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99" style:font-name="Verdana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bell Prince</meta:initial-creator>
    <meta:creation-date>2011-02-10T08:21:59.85</meta:creation-date>
    <dc:date>2011-03-01T12:02:04.54</dc:date>
    <dc:creator>Cambell Prince</dc:creator>
    <meta:editing-duration>PT83H42M16S</meta:editing-duration>
    <meta:editing-cycles>10</meta:editing-cycles>
    <meta:generator>OpenOffice.org/3.2$Win32 OpenOffice.org_project/320m18$Build-9502</meta:generator>
    <meta:document-statistic meta:table-count="0" meta:image-count="0" meta:object-count="0" meta:page-count="3" meta:paragraph-count="37" meta:word-count="695" meta:character-count="4428"/>
  </office:meta>
</office:document-meta>
</file>